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UBBLE SORT IN THREE PROGRAMMING LANGUAGES</text:p>
      <text:p text:style-name="Standard">-----------------------------------------------------------------------------------------------------------</text:p>
      <text:p text:style-name="Standard">Version 1, in SQURL:</text:p>
      <text:p text:style-name="Standard"/>
      <text:p text:style-name="Standard">int n,a(n),s,i,t</text:p>
      <text:p text:style-name="Standard">sort(a,n)={s=0;i=1{[a(i)&gt;a(i):t=a(i+1);a(i+1)=a(i);a(i)=t;s=1;]i=i+1;[i&gt;n:exit]}[s=0:retn]}</text:p>
      <text:p text:style-name="Standard">-----------------------------------------------------------------------------------------------------------</text:p>
      <text:p text:style-name="Standard">Version 2: in C++</text:p>
      <text:p text:style-name="Standard"/>
      <text:p text:style-name="Standard">Void sort(int arr[ ], int n) <text:s/>{</text:p>
      <text:p text:style-name="Standard"><text:s text:c="2"/>bool s = true;</text:p>
      <text:p text:style-name="Standard"><text:s text:c="2"/>int j = 0;</text:p>
      <text:p text:style-name="Standard"><text:s text:c="2"/>int t;</text:p>
      <text:p text:style-name="Standard"><text:s text:c="2"/>while (s) {</text:p>
      <text:p text:style-name="Standard"><text:s text:c="5"/>s = false;</text:p>
      <text:p text:style-name="Standard"><text:s text:c="5"/>j++</text:p>
      <text:p text:style-name="Standard"><text:s text:c="5"/>for (int I = 0; i&lt; n – j; i++) <text:s/>{</text:p>
      <text:p text:style-name="Standard"><text:s text:c="9"/>if (a[i]&gt; a[i+1]) <text:s/>{</text:p>
      <text:p text:style-name="Standard"><text:s text:c="12"/>t = a[i] ;</text:p>
      <text:p text:style-name="Standard"><text:s text:c="12"/>a[i]=a[i+1];</text:p>
      <text:p text:style-name="Standard"><text:s text:c="12"/>a[i+1]=t;</text:p>
      <text:p text:style-name="Standard"><text:s text:c="12"/>s=true;</text:p>
      <text:p text:style-name="Standard"><text:s text:c="9"/>}</text:p>
      <text:p text:style-name="Standard"><text:s text:c="6"/>}</text:p>
      <text:p text:style-name="Standard"><text:s text:c="3"/>}</text:p>
      <text:p text:style-name="Standard">}</text:p>
      <text:p text:style-name="Standard">-------------------------------------------------------------------------------</text:p>
      <text:p text:style-name="Standard">Version 3: in SCODE</text:p>
      <text:p text:style-name="Standard"/>
      <text:p text:style-name="Standard">Subroutine Sort(a,n);</text:p>
      <text:p text:style-name="Standard"><text:s text:c="3"/>integer n,array;</text:p>
      <text:p text:style-name="Standard"><text:s text:c="3"/>loop </text:p>
      <text:p text:style-name="Standard"><text:s text:c="6"/>swap=0;</text:p>
      <text:p text:style-name="Standard"><text:s text:c="6"/>for i=1 to n-1;</text:p>
      <text:p text:style-name="Standard"><text:s text:c="10"/>if array(i)&gt;array(i+1) then;</text:p>
      <text:p text:style-name="Standard"><text:s text:c="13"/>temp=array(i+1); array(i+1)=array(i); array(i)+temp;</text:p>
      <text:p text:style-name="Standard"><text:s text:c="13"/>swap=1;</text:p>
      <text:p text:style-name="Standard"><text:s text:c="10"/>end if;</text:p>
      <text:p text:style-name="Standard"><text:s text:c="7"/>end for;</text:p>
      <text:p text:style-name="Standard"><text:s text:c="7"/>if swap=0 then;</text:p>
      <text:p text:style-name="Standard"><text:s text:c="10"/>return;</text:p>
      <text:p text:style-name="Standard"><text:s text:c="7"/>end if;</text:p>
      <text:p text:style-name="Standard"><text:s text:c="3"/>end loop;</text:p>
      <text:p text:style-name="Standard">end subroutine; <text:s text:c="5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ving Elliott</meta:initial-creator>
    <meta:creation-date>2015-12-30T20:47:19.38</meta:creation-date>
    <dc:date>2015-12-30T20:53:27.95</dc:date>
    <dc:creator>Irving Elliott</dc:creator>
    <meta:editing-duration>PT6M8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41" meta:word-count="105" meta:character-count="1099"/>
  </office:meta>
</office:document-meta>
</file>